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E8000000C4857827A1.jpg"/>
  <manifest:file-entry manifest:media-type="image/gif" manifest:full-path="Pictures/100002000000010000000100CA50BAB9.gif"/>
  <manifest:file-entry manifest:media-type="image/png" manifest:full-path="Pictures/10000201000000B6000000B6165E9B25.png"/>
  <manifest:file-entry manifest:media-type="image/png" manifest:full-path="Pictures/1000020100000096000000964556DD8D.png"/>
  <manifest:file-entry manifest:media-type="image/jpeg" manifest:full-path="Pictures/100000000000012C0000012CFE2CEC1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dbe3e2" draw:textarea-horizontal-align="center" draw:textarea-vertical-align="middle"/>
    </style:style>
    <style:style style:name="gr2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84d1" fo:font-family="FreeSans" style:font-family-generic="swiss" style:font-pitch="variable" fo:font-weight="bold" style:font-weight-asian="bold" style:font-weight-complex="bold"/>
    </style:style>
    <style:style style:name="P3" style:family="paragraph">
      <style:text-properties fo:font-family="FreeSans" style:font-family-generic="swiss" style:font-pitch="variable"/>
    </style:style>
    <style:style style:name="P4" style:family="paragraph">
      <style:text-properties fo:color="#999999" fo:font-style="italic" fo:font-weight="normal" style:font-style-asian="italic" style:font-weight-asian="normal" style:font-style-complex="italic" style:font-weight-complex="normal"/>
    </style:style>
    <style:style style:name="P5" style:family="paragraph">
      <style:text-properties fo:color="#999999" fo:font-family="FreeSans" style:font-family-generic="swiss" style:font-pitch="variable" fo:font-style="italic" fo:font-weight="normal" style:font-style-asian="italic" style:font-weight-asian="normal" style:font-style-complex="italic" style:font-weight-complex="normal"/>
    </style:style>
    <style:style style:name="P6" style:family="paragraph"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>
      <style:text-properties fo:font-family="FreeSans" style:font-family-generic="swiss" style:font-pitch="variabl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8" style:family="paragraph">
      <style:text-properties fo:color="#999999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9" style:family="paragraph">
      <style:text-properties fo:color="#999999" fo:font-family="FreeSans" style:font-family-generic="swiss" style:font-pitch="variabl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color="#0084d1" fo:font-family="FreeSans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family="FreeSans" style:font-family-generic="swiss" style:font-pitch="variable"/>
    </style:style>
    <style:style style:name="T3" style:family="text">
      <style:text-properties fo:color="#999999" fo:font-family="FreeSans" style:font-family-generic="swiss" style:font-pitch="variabl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path draw:style-name="gr1" draw:text-style-name="P1" draw:layer="layout" svg:width="27.999cm" svg:height="10.999cm" draw:transform="rotate (3.1415926535892) translate (28.0000000000196cm 10.9999999999502cm)" svg:viewBox="0 0 28000 11000" svg:d="m0 2200c0 3665 0 5135 0 8800h28000v-11000c-9335 0-18665 2200-28000 2200z">
          <text:p/>
        </draw:path>
        <draw:custom-shape draw:style-name="gr2" draw:text-style-name="P1" draw:layer="layout" svg:width="8cm" svg:height="8cm" svg:x="1.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5.679cm" svg:height="1.352cm" svg:x="21.57cm" svg:y="9.504cm">
          <draw:text-box>
            <text:p><text:span text:style-name="T1"><text:s/></text:span><text:span text:style-name="T1">#agilefrance</text:span></text:p>
          </draw:text-box>
        </draw:frame>
        <draw:frame draw:style-name="gr4" draw:text-style-name="P1" draw:layer="layout" svg:width="6.003cm" svg:height="6.003cm" svg:x="2.499cm" svg:y="1.999cm">
          <draw:image xlink:href="Pictures/10000201000000B6000000B6165E9B25.png" xlink:type="simple" xlink:show="embed" xlink:actuate="onLoad">
            <text:p/>
          </draw:image>
        </draw:frame>
        <draw:frame draw:style-name="gr4" draw:text-style-name="P1" draw:layer="layout" svg:width="1.045cm" svg:height="1.045cm" svg:x="20.8cm" svg:y="9.6cm">
          <draw:image xlink:href="Pictures/100002000000010000000100CA50BAB9.gif" xlink:type="simple" xlink:show="embed" xlink:actuate="onLoad">
            <text:p/>
          </draw:image>
        </draw:frame>
        <draw:frame draw:style-name="gr3" draw:text-style-name="P3" draw:layer="layout" svg:width="3.177cm" svg:height="1.077cm" svg:x="5.2cm" svg:y="14.838cm">
          <draw:text-box>
            <text:p><text:span text:style-name="T2">Sponsors</text:span></text:p>
          </draw:text-box>
        </draw:frame>
        <draw:frame draw:style-name="gr4" draw:text-style-name="P1" draw:layer="layout" svg:width="5.29cm" svg:height="5.29cm" svg:x="15.51cm" svg:y="15.75cm">
          <draw:image xlink:href="Pictures/1000020100000096000000964556DD8D.png" xlink:type="simple" xlink:show="embed" xlink:actuate="onLoad">
            <text:p/>
          </draw:image>
        </draw:frame>
        <draw:frame draw:style-name="gr4" draw:text-style-name="P1" draw:layer="layout" svg:width="3.5cm" svg:height="3.5cm" svg:x="23.6cm" svg:y="16.645cm">
          <draw:image xlink:href="Pictures/100000000000012C0000012CFE2CEC19.jpg" xlink:type="simple" xlink:show="embed" xlink:actuate="onLoad">
            <text:p/>
          </draw:image>
        </draw:frame>
        <draw:frame draw:style-name="gr4" draw:text-style-name="P1" draw:layer="layout" svg:width="5.29cm" svg:height="1.04cm" svg:x="7.6cm" svg:y="17.875cm">
          <draw:image xlink:href="Pictures/10000000000003E8000000C4857827A1.jpg" xlink:type="simple" xlink:show="embed" xlink:actuate="onLoad">
            <text:p/>
          </draw:image>
        </draw:frame>
        <draw:frame draw:style-name="gr3" draw:text-style-name="P5" draw:layer="layout" svg:width="1.899cm" svg:height="0.708cm" svg:x="9.211cm" svg:y="20.11cm">
          <draw:text-box>
            <text:p text:style-name="P4"><text:span text:style-name="T3">platinium</text:span></text:p>
          </draw:text-box>
        </draw:frame>
        <draw:frame draw:style-name="gr3" draw:text-style-name="P7" draw:layer="layout" svg:width="1.162cm" svg:height="0.708cm" svg:x="17.532cm" svg:y="20.11cm">
          <draw:text-box>
            <text:p text:style-name="P6"><text:span text:style-name="T3">gold</text:span></text:p>
          </draw:text-box>
        </draw:frame>
        <draw:frame draw:style-name="gr3" draw:text-style-name="P9" draw:layer="layout" svg:width="1.455cm" svg:height="0.708cm" svg:x="24.591cm" svg:y="20.11cm">
          <draw:text-box>
            <text:p text:style-name="P8"><text:span text:style-name="T3">média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radial" draw:cx="50%" draw:cy="50%" draw:start-color="#dbe3e2" draw:end-color="#ffffff" draw:start-intensity="100%" draw:end-intensity="100%" draw:border="2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troke="none" draw:fill-color="#33a3a3" draw:fill-image-width="0cm" draw:fill-image-height="0cm"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ric.lemerdy </meta:initial-creator>
    <meta:creation-date>2011-05-01T00:40:32</meta:creation-date>
    <meta:editing-duration>PT36M20S</meta:editing-duration>
    <meta:editing-cycles>5</meta:editing-cycles>
    <dc:date>2011-05-03T01:13:43</dc:date>
    <dc:creator>eric.lemerdy </dc:creator>
    <meta:generator>LibreOffice/3.3$Linux LibreOffice_project/330m19$Build-202</meta:generator>
    <meta:document-statistic meta:object-count="35"/>
  </office:meta>
</office:document-meta>
</file>